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style:font-name="Segoe UI Semibold" fo:font-size="28pt" style:font-size-asian="28pt" style:font-size-complex="28pt"/>
    </style:style>
    <style:style style:name="P2" style:family="paragraph">
      <style:paragraph-properties fo:text-align="start"/>
      <style:text-properties style:font-name="Segoe UI Semibold" fo:font-size="28pt" style:font-size-asian="28pt" style:font-size-complex="28pt"/>
    </style:style>
    <style:style style:name="P3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3d73" style:font-name="Segoe UI Semibold" fo:font-size="32pt" fo:font-style="italic" style:text-underline-style="none" style:font-size-asian="32pt" style:font-style-asian="italic" style:font-size-complex="32pt" style:font-style-complex="italic"/>
    </style:style>
    <style:style style:name="T3" style:family="text">
      <style:text-properties style:font-name="Segoe UI Semibold" fo:font-size="32pt" style:text-underline-style="none" style:font-size-asian="32pt" style:font-size-complex="32pt"/>
    </style:style>
    <style:style style:name="T4" style:family="text">
      <style:text-properties style:font-name="Segoe UI" fo:font-size="32pt" style:text-underline-style="none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3" draw:layer="layout" svg:width="23.876cm" svg:height="4.566cm" svg:x="2.032cm" svg:y="0.762cm">
          <draw:text-box>
            <text:p text:style-name="P1"><text:span text:style-name="T1">WORDS OF WELCOME</text:span></text:p>
            <text:p text:style-name="P2"><text:span text:style-name="T2">P: The Lord is risen;</text:span></text:p>
            <text:p text:style-name="P2"><text:span text:style-name="T3">C: </text:span><text:span text:style-name="T4">And so will w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9:45:08.982000000</meta:creation-date>
    <dc:title>Blue template</dc:title>
    <meta:editing-duration>PT1M12S</meta:editing-duration>
    <meta:editing-cycles>3</meta:editing-cycles>
    <meta:generator>LibreOffice/6.0.1.1$Windows_X86_64 LibreOffice_project/60bfb1526849283ce2491346ed2aa51c465abfe6</meta:generator>
    <dc:date>2018-05-02T19:46:20.097000000</dc:date>
    <meta:document-statistic meta:object-count="24"/>
  </office:meta>
</office:document-meta>
</file>